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9900" draw:marker-start="" draw:marker-start-width="0.3cm" draw:marker-start-center="false" draw:marker-end="" draw:marker-end-width="0.3cm" draw:marker-end-center="false" draw:fill="solid" draw:fill-color="#ff9900" draw:opacity="5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99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4.569cm" svg:height="1.889cm" svg:x="8.4cm" svg:y="14.014cm" svg:viewBox="0 0 4570 1890" draw:points="0,0 4570,0 2677,1890 784,1890 784,783">
              <text:p/>
            </draw:polygon>
            <draw:frame draw:name="DescriptionOOoTep" draw:style-name="gr2" draw:text-style-name="P2" draw:layer="layout" svg:width="0.004cm" svg:height="0.004cm" svg:x="8.4cm" svg:y="14.014cm">
              <draw:text-box>
                <text:p/>
              </draw:text-box>
              <svg:desc>@options;
  repereortho(313,263,30,1,1){ 0 , moyen , grisfonce , num1 ,i};

@figure;
  var c = 6 { 6 };
  var a = c*racine(2)/(1+2*racine(2)) { 2.21638837510878 };
  var b = c-a { 3.78361162489122 };
  var d = c-2*a { 1.56722324978245 };
  A = point( -1.83 , -1.93 )  { sansnom , (-0.5,-0.1) , i };
  cerayAb = cerclerayon( A , b )  { i };
  P = pointsur( cerayAb , 180 )  { sansnom , i };
  sAP = segment( A , P )  { i };
  r_A = rotation( A , -90 )  { noir };
  Q = image( r_A , P )  { i };
  t_PA = translation( P , A )  { noir };
  R = image( t_PA , Q )  { sansnom , i };
  B = symetrique( R , Q )  { i };
  sAR = segment( A , R )  { i };
  var rappP = a/b { 0.585786437626905 };
  var angleP = 0 { 0 };
  sim_P = similitude( P , rappP , angleP )  { noir };
  C = image( sim_P , B )  { sansnom , i };
  sBR = segment( B , R )  { i };
  paraCsAR = parallele( C , sAR )  { i };
  D = intersection( paraCsAR , sBR )  { i };
  E = symetrique( D , B )  { orange , sansnom , i };
  polyERAPC = polygone( E , R , A , P , C  )  { orange , plein50 };

</svg:desc>
            </draw:frame>
          </draw:g>
          <draw:g>
            <draw:circle draw:style-name="gr3" draw:text-style-name="P3" draw:layer="layout" svg:width="0.332cm" svg:height="0.331cm" svg:x="10.314cm" svg:y="14.668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00:57.088305226</meta:creation-date>
    <dc:date>2018-03-22T10:01:11.835873916</dc:date>
    <meta:editing-duration>PT15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